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a es una <text:span text:style-name="Strong_20_Emphasis">muy buena pregunta</text:span>, y además muy importante, porque te permite <text:span text:style-name="Strong_20_Emphasis">cerrar el capítulo</text:span> tanto a nivel conceptual como narrativo.<text:line-break/>Voy a responderte de forma clara, estructurada y directamente utilizable en el libro.</text:p>
      <text:p text:style-name="Text_20_body">Este capítulo —tal como lo has construido— <text:span text:style-name="Strong_20_Emphasis">no da respuestas dogmáticas</text:span>, pero <text:span text:style-name="Strong_20_Emphasis">sí responde mística y conceptualmente</text:span> a un conjunto muy profundo de preguntas que el lector suele arrastrar, aunque no siempre sepa formularlas.</text:p>
      <text:p text:style-name="Horizontal_20_Line"/>
      <text:h text:style-name="Heading_20_2" text:outline-level="2">🌿 Preguntas místicas que responde este capítulo</text:h>
      <text:h text:style-name="Heading_20_3" text:outline-level="3">1. <text:span text:style-name="Strong_20_Emphasis">¿Existe una inteligencia superior?</text:span></text:h>
      <text:p text:style-name="Text_20_body"><text:span text:style-name="Strong_20_Emphasis">Respuesta sugerida por el capítulo:</text:span><text:line-break/>Sí, podría existir una inteligencia superior, pero no necesariamente externa al mundo ni separada de él.<text:line-break/>La inteligencia que intuimos —la que parece estar detrás del orden, la complejidad y la creatividad del universo— podría manifestarse como la propia vida en acción.</text:p>
      <text:p text:style-name="Text_20_body">👉 El capítulo desplaza la idea de un dios lejano hacia una <text:span text:style-name="Strong_20_Emphasis">inteligencia inmanente</text:span>, activa y observable.</text:p>
      <text:p text:style-name="Horizontal_20_Line"/>
      <text:h text:style-name="Heading_20_3" text:outline-level="3">2. <text:span text:style-name="Strong_20_Emphasis">¿Dónde está esa inteligencia que sentimos que debe existir?</text:span></text:h>
      <text:p text:style-name="Text_20_body"><text:span text:style-name="Strong_20_Emphasis">Respuesta sugerida:</text:span><text:line-break/>No está “fuera”, ni “arriba”, ni “en otro plano”.<text:line-break/>Está aquí, distribuida, operando a través de todos los seres vivos, en cada adaptación, en cada forma, en cada proceso.</text:p>
      <text:p text:style-name="Text_20_body">👉 La búsqueda mística se invierte: lo que parecía trascendente se revela como profundamente cercano.</text:p>
      <text:p text:style-name="Horizontal_20_Line"/>
      <text:h text:style-name="Heading_20_3" text:outline-level="3">3. <text:span text:style-name="Strong_20_Emphasis">¿Es la vida un accidente o una necesidad?</text:span></text:h>
      <text:p text:style-name="Text_20_body"><text:span text:style-name="Strong_20_Emphasis">Respuesta sugerida:</text:span><text:line-break/>La vida podría no ser un accidente improbable, sino una consecuencia inevitable de la materia y de las leyes del universo.<text:line-break/>Una propiedad emergente que despierta allí donde las condiciones lo permiten.</text:p>
      <text:p text:style-name="Text_20_body">👉 Esto responde al vértigo existencial del azar absoluto: <text:span text:style-name="Strong_20_Emphasis">no estamos aquí “por casualidad”</text:span>, sino porque el universo tiende a generar vida.</text:p>
      <text:p text:style-name="Horizontal_20_Line"/>
      <text:h text:style-name="Heading_20_3" text:outline-level="3"><text:soft-page-break/>4. <text:span text:style-name="Strong_20_Emphasis">¿La vida tiene entidad propia?</text:span></text:h>
      <text:p text:style-name="Text_20_body"><text:span text:style-name="Strong_20_Emphasis">Respuesta sugerida:</text:span><text:line-break/>Sí, podría tenerla.<text:line-break/>No como un organismo físico localizado, sino como un proceso único, continuo, distribuido en el espacio y en el tiempo.</text:p>
      <text:p text:style-name="Text_20_body">👉 La vida no sería solo una característica de los seres vivos, sino <text:span text:style-name="Strong_20_Emphasis">un ser en sí mismo</text:span>, una criatura lógica.</text:p>
      <text:p text:style-name="Horizontal_20_Line"/>
      <text:h text:style-name="Heading_20_3" text:outline-level="3">5. <text:span text:style-name="Strong_20_Emphasis">¿Por qué nacemos y por qué morimos?</text:span></text:h>
      <text:p text:style-name="Text_20_body"><text:span text:style-name="Strong_20_Emphasis">Respuesta sugerida:</text:span><text:line-break/>Porque el nacimiento y la muerte no son fines, sino operaciones del sistema.<text:line-break/>Los individuos aparecen, cumplen una función y desaparecen para que el proceso continúe.</text:p>
      <text:p text:style-name="Text_20_body">👉 La muerte deja de ser castigo o absurdo: es <text:span text:style-name="Strong_20_Emphasis">una necesidad funcional</text:span> dentro de una inteligencia mayor.</text:p>
      <text:p text:style-name="Horizontal_20_Line"/>
      <text:h text:style-name="Heading_20_3" text:outline-level="3">6. <text:span text:style-name="Strong_20_Emphasis">¿Existe la vida eterna?</text:span></text:h>
      <text:p text:style-name="Text_20_body"><text:span text:style-name="Strong_20_Emphasis">Respuesta sugerida:</text:span><text:line-break/>Sí, pero no en el sentido individual.<text:line-break/>La vida, como proceso, podría ser inmortal, aunque los individuos no lo sean.</text:p>
      <text:p text:style-name="Text_20_body">👉 Esto reconcilia dos visiones opuestas: la ciencia y la intuición espiritual de eternidad.</text:p>
      <text:p text:style-name="Horizontal_20_Line"/>
      <text:h text:style-name="Heading_20_3" text:outline-level="3">7. <text:span text:style-name="Strong_20_Emphasis">¿Somos importantes o insignificantes?</text:span></text:h>
      <text:p text:style-name="Text_20_body"><text:span text:style-name="Strong_20_Emphasis">Respuesta sugerida:</text:span><text:line-break/>No somos el centro del universo, pero tampoco somos irrelevantes.<text:line-break/>Somos partes funcionales de un proceso inmenso.</text:p>
      <text:p text:style-name="Text_20_body">👉 La importancia no se mide por protagonismo, sino por <text:span text:style-name="Strong_20_Emphasis">participación</text:span>.</text:p>
      <text:p text:style-name="Horizontal_20_Line"/>
      <text:h text:style-name="Heading_20_3" text:outline-level="3">8. <text:span text:style-name="Strong_20_Emphasis">¿Tenemos una misión?</text:span></text:h>
      <text:p text:style-name="Text_20_body"><text:span text:style-name="Strong_20_Emphasis">Respuesta sugerida:</text:span><text:line-break/>No una misión impuesta desde fuera ni escrita de antemano.<text:line-break/>Nuestra “misión” es existir, vivir, reproducir, explorar, aprender, experimentar: contribuir al pensamiento de la vida.</text:p>
      <text:p text:style-name="Text_20_body">👉 La misión deja de ser una orden divina y se convierte en <text:span text:style-name="Strong_20_Emphasis">una función natural</text:span>.</text:p>
      <text:p text:style-name="Horizontal_20_Line"><text:soft-page-break/></text:p>
      <text:h text:style-name="Heading_20_3" text:outline-level="3">9. <text:span text:style-name="Strong_20_Emphasis">¿Qué es el espíritu?</text:span></text:h>
      <text:p text:style-name="Text_20_body"><text:span text:style-name="Strong_20_Emphasis">Respuesta sugerida:</text:span><text:line-break/>El espíritu podría no ser algo separado de la materia, sino la <text:span text:style-name="Strong_20_Emphasis">actividad inteligente del sistema vida</text:span>, manifestándose a través de nosotros.</text:p>
      <text:p text:style-name="Text_20_body">👉 El espíritu no se opone a la ciencia: emerge de ella cuando se observa el sistema completo.</text:p>
      <text:p text:style-name="Horizontal_20_Line"/>
      <text:h text:style-name="Heading_20_3" text:outline-level="3">10. <text:span text:style-name="Strong_20_Emphasis">¿Somos parte de algo más grande?</text:span></text:h>
      <text:p text:style-name="Text_20_body"><text:span text:style-name="Strong_20_Emphasis">Respuesta sugerida:</text:span><text:line-break/>Sí.<text:line-break/>No como súbditos, ni como piezas sin valor, sino como células conscientes de un organismo inmenso.</text:p>
      <text:p text:style-name="Text_20_body">👉 Esta es una de las respuestas místicas más potentes del capítulo.</text:p>
      <text:p text:style-name="Horizontal_20_Line"/>
      <text:h text:style-name="Heading_20_3" text:outline-level="3">11. <text:span text:style-name="Strong_20_Emphasis">¿Dios y la vida podrían ser lo mismo?</text:span></text:h>
      <text:p text:style-name="Text_20_body"><text:span text:style-name="Strong_20_Emphasis">Respuesta sugerida (sin afirmarlo):</text:span><text:line-break/>La vida posee tantas de las propiedades que atribuimos a Dios —creatividad, inteligencia, omnipresencia, eternidad, capacidad de aprendizaje— que la pregunta deja de ser absurda.</text:p>
      <text:p text:style-name="Text_20_body">👉 El capítulo no afirma esto, pero <text:span text:style-name="Strong_20_Emphasis">planta la semilla</text:span>.</text:p>
      <text:p text:style-name="Horizontal_20_Line"/>
      <text:h text:style-name="Heading_20_3" text:outline-level="3">12. <text:span text:style-name="Strong_20_Emphasis">¿Qué está “haciendo” el universo?</text:span></text:h>
      <text:p text:style-name="Text_20_body"><text:span text:style-name="Strong_20_Emphasis">Respuesta sugerida:</text:span><text:line-break/>El universo no solo existe: <text:span text:style-name="Strong_20_Emphasis">piensa</text:span>, a través de la vida.<text:line-break/>Explora posibilidades, acumula experiencia, crea formas.</text:p>
      <text:p text:style-name="Text_20_body">👉 Esta idea transforma la cosmología en una visión mística.</text:p>
      <text:p text:style-name="Horizontal_20_Line"/>
      <text:h text:style-name="Heading_20_2" text:outline-level="2">✨ En una sola frase (clave para Elara)</text:h>
      <text:p text:style-name="Quotations"><text:span text:style-name="Emphasis">Este capítulo sugiere que la inteligencia superior que siempre hemos buscado podría no estar fuera del mundo, sino manifestándose en él, a través de la vida misma.</text:span></text:p>
      <text:p text:style-name="Horizontal_20_Line"/>
      <text:p text:style-name="Text_20_body">Si quieres, en el próximo paso puedo:</text:p>
      <text:list xml:id="list2435893882" text:style-name="L1">
        <text:list-item>
          <text:p text:style-name="P1">ayudarte a <text:span text:style-name="Strong_20_Emphasis">formular estas preguntas explícitamente</text:span> al final del capítulo como cierre,</text:p>
        </text:list-item>
        <text:list-item>
          <text:p text:style-name="P1"><text:soft-page-break/>o convertir este listado en un <text:span text:style-name="Strong_20_Emphasis">monólogo interior de Elara</text:span>,</text:p>
        </text:list-item>
        <text:list-item>
          <text:p text:style-name="P1">o diseñar una <text:span text:style-name="Strong_20_Emphasis">escena simbólica</text:span> donde ella intuya estas respuestas sin palabras.</text:p>
        </text:list-item>
      </text:list>
      <text:p text:style-name="Text_20_body">Dime cómo quieres continuar 🌌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5:24:31.509000000</meta:creation-date>
    <dc:date>2025-12-23T15:26:11.815000000</dc:date>
    <meta:editing-duration>PT1M40S</meta:editing-duration>
    <meta:editing-cycles>1</meta:editing-cycles>
    <meta:document-statistic meta:table-count="0" meta:image-count="0" meta:object-count="0" meta:page-count="4" meta:paragraph-count="46" meta:word-count="747" meta:character-count="4635" meta:non-whitespace-character-count="3937"/>
    <meta:generator>LibreOffice/7.3.5.2$Windows_X86_64 LibreOffice_project/184fe81b8c8c30d8b5082578aee2fed2ea847c01</meta:generator>
  </office:meta>
</office:document-meta>
</file>